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21e720"/>
    </style:style>
    <style:style style:name="P2" style:family="paragraph" style:parent-style-name="Text_20_body">
      <style:paragraph-properties fo:text-align="justify" style:justify-single-word="false"/>
      <style:text-properties style:font-name="Helvetica" fo:font-size="10pt" fo:font-weight="bold" officeooo:rsid="0021e720" officeooo:paragraph-rsid="0021e720" style:font-name-asian="Arial3" style:font-size-asian="10pt" style:font-weight-asian="bold" style:font-name-complex="Arial3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2" fo:font-size="15pt" officeooo:paragraph-rsid="0021e720" style:font-name-asian="Arial3" style:font-size-asian="15pt" style:font-name-complex="Arial3" style:font-size-complex="15pt"/>
    </style:style>
    <style:style style:name="P4" style:family="paragraph" style:parent-style-name="Standard">
      <style:paragraph-properties fo:text-align="justify" style:justify-single-word="false"/>
      <style:text-properties style:font-name="Arial2" fo:font-size="15pt" officeooo:rsid="001a8491" officeooo:paragraph-rsid="0021e720" style:font-name-asian="Arial3" style:font-size-asian="15pt" style:font-name-complex="Arial3" style:font-size-complex="15pt"/>
    </style:style>
    <style:style style:name="P5" style:family="paragraph" style:parent-style-name="Text_20_body">
      <style:paragraph-properties fo:text-align="justify" style:justify-single-word="false"/>
      <style:text-properties style:font-name="Arial2" fo:font-size="15pt" officeooo:paragraph-rsid="0021e720" style:font-size-asian="15pt" style:font-size-complex="15pt"/>
    </style:style>
    <style:style style:name="P6" style:family="paragraph" style:parent-style-name="Text_20_body">
      <style:paragraph-properties fo:text-align="justify" style:justify-single-word="false"/>
      <style:text-properties style:font-name="Arial2" fo:font-size="15pt" officeooo:rsid="001e3847" officeooo:paragraph-rsid="0021e720" style:font-size-asian="15pt" style:font-size-complex="15pt"/>
    </style:style>
    <style:style style:name="P7" style:family="paragraph" style:parent-style-name="Text_20_body">
      <style:paragraph-properties fo:text-align="justify" style:justify-single-word="false"/>
      <style:text-properties style:font-name="Arial2" fo:font-size="15pt" officeooo:rsid="001a8491" officeooo:paragraph-rsid="0021e720" style:font-name-asian="Arial3" style:font-size-asian="15pt" style:font-name-complex="Arial3" style:font-size-complex="15pt"/>
    </style:style>
    <style:style style:name="T1" style:family="text">
      <style:text-properties officeooo:rsid="0021e720"/>
    </style:style>
    <style:style style:name="T2" style:family="text">
      <style:text-properties officeooo:rsid="001c46f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21e720" style:font-size-asian="15pt" style:font-size-complex="15pt"/>
    </style:style>
    <style:style style:name="T6" style:family="text">
      <style:text-properties fo:font-size="15pt" fo:font-weight="normal" style:font-size-asian="15pt" style:font-weight-asian="normal" style:font-size-complex="15pt" style:font-weight-complex="normal"/>
    </style:style>
    <style:style style:name="T7" style:family="text">
      <style:text-properties style:font-name="Arial2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Arial2" fo:font-size="15pt" style:font-size-asian="15pt" style:font-size-complex="15pt"/>
    </style:style>
    <style:style style:name="T9" style:family="text">
      <style:text-properties style:font-name="Arial2" fo:font-size="15pt" officeooo:rsid="0021e720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Pour notre projet de site e-commerce, nous avons identifié les </text:span><text:span text:style-name="Strong_20_Emphasis"><text:span text:style-name="T7">contraintes</text:span></text:span><text:span text:style-name="T7"> et </text:span><text:span text:style-name="Strong_20_Emphasis"><text:span text:style-name="T7">ressources clés</text:span></text:span><text:span text:style-name="T7"> nécessaires pour garantir sa réussite. Le projet repose sur des ressources technologiques et matérielles (une </text:span><text:span text:style-name="Strong_20_Emphasis"><text:span text:style-name="T7">infrastructure performante et sécurisée</text:span></text:span><text:span text:style-name="T7">, des technologies adaptées), des ressources humaines avec une équipe qualifiée couvrant les domaines système, sécurité, marketing, et administration.. Les </text:span><text:span text:style-name="Strong_20_Emphasis"><text:span text:style-name="T7">contraintes principales</text:span></text:span><text:span text:style-name="T7"> incluent la disponibilité des serveurs, la conformité légale (RGPD, CGV), la sécurité des transactions (PCI DSS), ainsi que le respect des délais et du budget. Les </text:span><text:span text:style-name="Strong_20_Emphasis"><text:span text:style-name="T7">risques potentiels</text:span></text:span><text:span text:style-name="T7"> comprennent des pannes, des retards de partenaires ou des dépassements budgétaires.</text:span></text:p>
      <text:p text:style-name="P3"/>
      <text:p text:style-name="P3"/>
      <text:p text:style-name="P1"><text:span text:style-name="T8">Notre </text:span><text:span text:style-name="Strong_20_Emphasis"><text:span text:style-name="T8">budget</text:span></text:span><text:span text:style-name="T8"> est estimé entre </text:span><text:span text:style-name="T9">10</text:span><text:span text:style-name="T8">00 et </text:span><text:span text:style-name="T9">200</text:span><text:span text:style-name="T8">00 €, financé par les membres de l’équipe, avec un soutien potentiel du GRETA </text:span><text:span text:style-name="T9">pour des licences.</text:span></text:p>
      <text:p text:style-name="P3"/>
      <text:p text:style-name="P3"/>
      <text:p text:style-name="P4">Conclusion</text:p>
      <text:p text:style-name="P4"/>
      <text:p text:style-name="P5">Nous avons ainsi pu aborder les différents aspects essentiels du projet, depuis les contraintes et ressources nécessaires jusqu’à la <text:span text:style-name="T2">répartition et planification des rôles et des étapes passant par le contexte et objectif du projet</text:span>. Ces points représentent <text:s/><text:span text:style-name="T2">dans </text:span>l'ensemble <text:span text:style-name="T2">l</text:span>es étapes et <text:span text:style-name="T2">l</text:span>es efforts que nous mettons en place pour assurer le succès et la pérennité de notre plateforme en ligne.</text:p>
      <text:p text:style-name="P6">Bien sûr, l’ensemble du projet peut etre soumis a changement dans les détails meme si les grandes lignes sont déjà bien posés.</text:p>
      <text:p text:style-name="P7">Merci de nous avoir écoutés pour la présentation de notre projet de site e-commerc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7:41:02.778000000</meta:creation-date>
    <dc:date>2024-11-14T18:39:53.738000000</dc:date>
    <meta:editing-duration>PT24S</meta:editing-duration>
    <meta:editing-cycles>2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6" meta:word-count="216" meta:character-count="1440" meta:non-whitespace-character-count="1229"/>
  </office:meta>
</office:document-meta>
</file>